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paragraph-rsid="0004488b"/>
    </style:style>
    <style:style style:name="P2" style:family="paragraph" style:parent-style-name="Text_20_body">
      <style:text-properties style:font-name="DejaVu Serif Condensed" officeooo:rsid="0002c74a" officeooo:paragraph-rsid="0002c74a"/>
    </style:style>
    <style:style style:name="P3" style:family="paragraph" style:parent-style-name="Text_20_body" style:list-style-name="L1">
      <style:text-properties style:font-name="DejaVu Serif Condensed" officeooo:rsid="0002c74a" officeooo:paragraph-rsid="0002c74a"/>
    </style:style>
    <style:style style:name="P4" style:family="paragraph" style:parent-style-name="Text_20_body" style:list-style-name="L9">
      <style:text-properties style:font-name="DejaVu Serif Condensed" officeooo:paragraph-rsid="0002c74a"/>
    </style:style>
    <style:style style:name="P5" style:family="paragraph" style:parent-style-name="Text_20_body">
      <style:text-properties style:font-name="DejaVu Serif Condensed" fo:font-weight="normal" officeooo:rsid="0002c74a" officeooo:paragraph-rsid="0002c74a" style:font-weight-asian="normal" style:font-weight-complex="normal"/>
    </style:style>
    <style:style style:name="P6" style:family="paragraph" style:parent-style-name="Text_20_body" style:list-style-name="L12">
      <style:text-properties style:font-name="DejaVu Serif Condensed" fo:font-weight="bold" officeooo:rsid="0002c74a" officeooo:paragraph-rsid="0003a9d0" style:font-weight-asian="bold" style:font-weight-complex="bold"/>
    </style:style>
    <style:style style:name="P7" style:family="paragraph" style:parent-style-name="Text_20_body" style:list-style-name="L13">
      <style:text-properties style:font-name="DejaVu Serif Condensed" fo:font-weight="bold" officeooo:rsid="0002c74a" officeooo:paragraph-rsid="0003a9d0" style:font-weight-asian="bold" style:font-weight-complex="bold"/>
    </style:style>
    <style:style style:name="P8" style:family="paragraph" style:parent-style-name="Text_20_body">
      <style:text-properties style:font-name="DejaVu Serif Condensed" fo:font-weight="bold" officeooo:paragraph-rsid="0004488b" style:font-weight-asian="bold" style:font-weight-complex="bold"/>
    </style:style>
    <style:style style:name="P9" style:family="paragraph" style:parent-style-name="Text_20_body">
      <style:text-properties style:font-name="DejaVu Serif Condensed" fo:font-weight="bold" style:font-weight-asian="bold" style:font-weight-complex="bold"/>
    </style:style>
    <style:style style:name="P10" style:family="paragraph" style:parent-style-name="Text_20_body">
      <style:text-properties style:font-name="DejaVu Serif Condensed" officeooo:paragraph-rsid="0003a9d0"/>
    </style:style>
    <style:style style:name="P11" style:family="paragraph" style:parent-style-name="Text_20_body">
      <style:text-properties style:font-name="DejaVu Serif Condensed" officeooo:rsid="0003a9d0" officeooo:paragraph-rsid="0003a9d0"/>
    </style:style>
    <style:style style:name="P12" style:family="paragraph" style:parent-style-name="Text_20_body">
      <style:text-properties style:font-name="DejaVu Serif Condensed"/>
    </style:style>
    <style:style style:name="P13" style:family="paragraph" style:parent-style-name="Text_20_body" style:list-style-name="L14">
      <style:text-properties style:font-name="DejaVu Serif Condensed" officeooo:paragraph-rsid="0004488b"/>
    </style:style>
    <style:style style:name="P14" style:family="paragraph" style:parent-style-name="Text_20_body">
      <style:text-properties style:font-name="DejaVu Serif Condensed" officeooo:paragraph-rsid="000464f5"/>
    </style:style>
    <style:style style:name="P15" style:family="paragraph" style:parent-style-name="Text_20_body">
      <style:text-properties officeooo:paragraph-rsid="000464f5"/>
    </style:style>
    <style:style style:name="P16" style:family="paragraph">
      <style:paragraph-properties fo:text-align="center"/>
    </style:style>
    <style:style style:name="T1" style:family="text">
      <style:text-properties fo:font-weight="bold" officeooo:rsid="0002c74a" style:font-weight-asian="bold" style:font-weight-complex="bold"/>
    </style:style>
    <style:style style:name="T2" style:family="text">
      <style:text-properties fo:font-weight="bold" officeooo:rsid="000464f5" style:font-weight-asian="bold" style:font-weight-complex="bold"/>
    </style:style>
    <style:style style:name="T3" style:family="text">
      <style:text-properties officeooo:rsid="0004488b"/>
    </style:style>
    <style:style style:name="T4" style:family="text">
      <style:text-properties officeooo:rsid="0004488b" style:font-name-asian="Noto Sans Mono CJK SC" style:font-name-complex="Liberation Mono"/>
    </style:style>
    <style:style style:name="T5" style:family="text">
      <style:text-properties style:font-name="Droid Sans Fallback"/>
    </style:style>
    <style:style style:name="T6" style:family="text">
      <style:text-properties style:font-name="DejaVu Serif Condensed"/>
    </style:style>
    <style:style style:name="T7" style:family="text">
      <style:text-properties style:font-name="DejaVu Serif Condensed" officeooo:rsid="0004488b"/>
    </style:style>
    <style:style style:name="T8" style:family="text">
      <style:text-properties style:font-name="DejaVu Serif Condensed" officeooo:rsid="0004488b" style:font-name-asian="Noto Sans Mono CJK SC" style:font-name-complex="Liberation Mono"/>
    </style:style>
    <style:style style:name="T9" style:family="text">
      <style:text-properties style:font-name="DejaVu Serif Condensed" officeooo:rsid="000464f5"/>
    </style:style>
    <style:style style:name="T10" style:family="text">
      <style:text-properties style:font-name="DejaVu Serif Condensed" fo:font-weight="bold" officeooo:rsid="000464f5" style:font-weight-asian="bold" style:font-weight-complex="bold"/>
    </style:style>
    <style:style style:name="T11" style:family="text">
      <style:text-properties officeooo:rsid="000464f5"/>
    </style:style>
    <style:style style:name="T12" style:family="text">
      <style:text-properties style:font-name="aakar"/>
    </style:style>
    <style:style style:name="T13" style:family="text">
      <style:text-properties style:font-name="Chilanka"/>
    </style:style>
    <style:style style:name="T14" style:family="text">
      <style:text-properties style:font-name="DejaVu Sans Light"/>
    </style:style>
    <style:style style:name="T15" style:family="text">
      <style:text-properties style:font-name="Gayathri Thin"/>
    </style:style>
    <style:style style:name="T16" style:family="text">
      <style:text-properties style:font-name="FreeMono"/>
    </style:style>
    <style:style style:name="T17" style:family="text">
      <style:text-properties officeooo:rsid="00069d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 : Larissa Okiyama</text:p>
      <text:p text:style-name="P2">Projeto: Ajuste linear</text:p>
      <text:p text:style-name="P2"/>
      <text:p text:style-name="P2">Tópicos nesse documento:</text:p>
      <text:list xml:id="list889821782" text:style-name="L1">
        <text:list-item>
          <text:p text:style-name="P3">Resumo do trabalho de iniciação científica</text:p>
        </text:list-item>
        <text:list-item>
          <text:p text:style-name="P3">Detalhes sobre a amostra trabalhada</text:p>
        </text:list-item>
        <text:list-item>
          <text:p text:style-name="P3">Motivação do Projeto de Tratamento de Dados</text:p>
        </text:list-item>
        <text:list-item>
          <text:p text:style-name="P3">Funcionamento do código</text:p>
        </text:list-item>
      </text:list>
      <text:p text:style-name="P2"/>
      <text:p text:style-name="P2"><draw:line text:anchor-type="paragraph" draw:z-index="0" draw:name="Line 1" draw:style-name="gr1" draw:text-style-name="P16" svg:x1="-1.951cm" svg:y1="0.111cm" svg:x2="18.978cm" svg:y2="0.11cm"><text:p/></draw:line></text:p>
      <text:p text:style-name="P2"/>
      <text:list xml:id="list2880199793" text:style-name="L9">
        <text:list-item>
          <text:p text:style-name="P4"><text:span text:style-name="T1">Resumo do trabalho de iniciação científica</text:span></text:p>
        </text:list-item>
      </text:list>
      <text:p text:style-name="P5">Este estudo se concentra nas galáxias lenticulares, que constituem mais de 50% das galáxias massivas no Universo local. A pesquisa investiga os mecanismos de formação dessas galáxias, com ênfase na influência da massa da galáxia e do ambiente circundante. Utilizando simulações computacionais avançadas, o estudo busca compreender as propriedades observacionais das galáxias lenticulares, identificar galáxias simuladas com características semelhantes às reais e comparar essas propriedades com dados observacionais do levantamento S-PLUS. Além disso, o estudo rastreia as histórias de formação das galáxias simuladas para entender sua interação com o ambiente, sua massa e as características da população estelar. O objetivo é esclarecer os processos subjacentes à formação e evolução das galáxias lenticulares S0.</text:p>
      <text:p text:style-name="P2"/>
      <text:list xml:id="list3047447433" text:style-name="L12">
        <text:list-item>
          <text:p text:style-name="P6">Detalhes sobre a amostra trabalhada</text:p>
        </text:list-item>
      </text:list>
      <text:p text:style-name="P10">O arquivo em questão, denominado "tableProjeto<text:span text:style-name="T17">Okiyama</text:span>.dat", contém 974 linhas e 2 colunas. Cada linha corresponde a uma galáxia, todas classificadas como galáxias lenticulares e pertencentes ao STRIPE-82 do DR1 do SPLUS. As duas colunas contêm dados referentes ao logaritmo da massa em massas solares e ao logaritmo da taxa de formação estelar por massa solar por ano, respectivamente. Ambas as informações foram obtidas por meio do software LePHARE.</text:p>
      <text:p text:style-name="P10"/>
      <text:list xml:id="list2772238698" text:style-name="L13">
        <text:list-item>
          <text:p text:style-name="P7">Motivação do Projeto de Tratamento de Dados</text:p>
        </text:list-item>
      </text:list>
      <text:p text:style-name="P11">No contexto deste projeto, a busca por análogos no IllustrisTNG100, com base em propriedades estruturais e da população estelar obtidas pelo GALFITM, é uma abordagem significativa. Uma estratégia importante é subdividir a amostra em galáxias <text:soft-page-break/>de baixa massa e alta massa, uma vez que a literatura sugere que a formação estelar pode ser modelada por duas retas distintas, uma para cada faixa de massa.</text:p>
      <text:p text:style-name="P12">O objetivo central deste projeto é, portanto, ajustar essas retas de forma adequada, mas também determinar o ponto de divisão de massa entre as galáxias de baixa e alta massa. Essa identificação da massa de transição é fundamental, pois pode revelar informações cruciais sobre os mecanismos subjacentes à formação estelar em diferentes faixas de massa galáctica. Isso possibilita uma compreensão mais profunda da relação entre a massa das galáxias e sua atividade de formação estelar, contribuindo para esclarecer os processos de evolução galáctica.</text:p>
      <text:p text:style-name="P12"><text:s/></text:p>
      <text:p text:style-name="P12"/>
      <text:list xml:id="list573928328" text:style-name="L14">
        <text:list-item>
          <text:p text:style-name="P13"><text:span text:style-name="T1">Funcionamento do código</text:span></text:p>
        </text:list-item>
      </text:list>
      <text:p text:style-name="P1"><text:span text:style-name="Source_20_Text"><text:span text:style-name="T7">Ap</text:span></text:span><text:span text:style-name="Source_20_Text"><text:span text:style-name="T8">ós</text:span></text:span><text:span text:style-name="Source_20_Text"><text:span text:style-name="T7"> importar o arquivo e definir as vari</text:span></text:span><text:span text:style-name="Source_20_Text"><text:span text:style-name="T8">á</text:span></text:span><text:span text:style-name="Source_20_Text"><text:span text:style-name="T7">veis u</text:span></text:span><text:span text:style-name="T6">ma etapa de filtragem é realizada para remover valores de SFR (Star Formation Rate) muito baixos, que são menores que -4, a fim de limpar os dados de pontos indesejados </text:span><text:span text:style-name="T7">(valores muito baixos considerados sem formação estelar, ex: -99.999999)</text:span><text:span text:style-name="T6">O código define uma função chamada </text:span><text:span text:style-name="Source_20_Text"><text:span text:style-name="T6">reta</text:span></text:span><text:span text:style-name="T6"> que representa uma reta com parâmetros </text:span><text:span text:style-name="Source_20_Text"><text:span text:style-name="T6">b0</text:span></text:span><text:span text:style-name="T6"> e </text:span><text:span text:style-name="Source_20_Text"><text:span text:style-name="T6">b1</text:span></text:span><text:span text:style-name="T6">. </text:span></text:p>
      <text:p text:style-name="P8">-<text:span text:style-name="T3">Apenas um ajuste de reta para todas as galáxias:</text:span></text:p>
      <text:p text:style-name="P15"><text:span text:style-name="T6">Ele realiza um </text:span><text:span text:style-name="T7">primeiro </text:span><text:span text:style-name="T6">ajuste linear aos dados usando a função </text:span><text:span text:style-name="Source_20_Text"><text:span text:style-name="T6">curve_fit</text:span></text:span><text:span text:style-name="T6"> da biblioteca </text:span><text:span text:style-name="Source_20_Text"><text:span text:style-name="T6">scipy.optimize</text:span></text:span><text:span text:style-name="T6">, calculando os valores ótimos para </text:span><text:span text:style-name="Source_20_Text"><text:span text:style-name="T6">b0</text:span></text:span><text:span text:style-name="T6"> e </text:span><text:span text:style-name="Source_20_Text"><text:span text:style-name="T6">b1</text:span></text:span><text:span text:style-name="T6"> que melhor se ajustam aos dados. Após o ajuste linear, o código calcula os valores ajustados (</text:span><text:span text:style-name="Source_20_Text"><text:span text:style-name="T6">y_modelo</text:span></text:span><text:span text:style-name="T6">) e os resíduos, que são as diferenças entre os valores ajustados e os dados originais. Gráficos são gerados para visualizar os dados originais, o modelo ajustado e os resíduos. </text:span><text:span text:style-name="T9">Podemos observar que apesar de compreender bem as galáxias o gráfico demonstra uma inclinação diferente que se separa entre 10 e 11.</text:span></text:p>
      <text:p text:style-name="P14"><text:span text:style-name="T2">-Como definir onde separar? </text:span></text:p>
      <text:p text:style-name="Text_20_body"><text:span text:style-name="T9">Di</text:span><text:span text:style-name="T6">vid</text:span><text:span text:style-name="T9">i</text:span><text:span text:style-name="T6"> os dados em partes menores para calcular as derivadas localmente. Ele itera sobre essas partes, ajusta uma reta em cada parte e calcula a derivada da reta em relação à massa (</text:span><text:span text:style-name="Source_20_Text"><text:span text:style-name="T6">x</text:span></text:span><text:span text:style-name="T6">). As derivadas são armazenadas em um array chamado </text:span><text:span text:style-name="Source_20_Text"><text:span text:style-name="T6">derivadas</text:span></text:span><text:span text:style-name="T6">. </text:span><text:span text:style-name="T9">Sabendo o valor da derivada podemos constatar onde ela se “inverteria”. Temos um valor de derivada e em um certo momento ela começa a decair.</text:span></text:p>
      <text:p text:style-name="P9">-<text:span text:style-name="T11">Separando os grupos e fazendo dois ajustes:</text:span></text:p>
      <text:p text:style-name="P12">O ponto onde a derivada é máxima é identificado e associado à massa média correspondente. Isso ajuda a determinar onde ocorre uma mudança significativa na taxa de formação estelar em relação à massa.</text:p>
      <text:p text:style-name="P12">Os dados são divididos em duas partes com base em uma massa crítica (10.5), e ajustes lineares separados são realizados para as massas menores e maiores.</text:p>
      <text:p text:style-name="P12">Finalmente, o código calcula o erro de 3 sigma para ambas as partes e o chi-quadrado reduzido para avaliar o quão bem o modelo ajustado se encaixa nos dados. Os <text:soft-page-break/>resultados são visualizados em gráficos que mostram os dados, os modelos ajustados e os resíduos para ambas as massas menores e maiores. <text:s/><text:span text:style-name="T11">c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roid Sans Fallback" svg:font-family="'Droid Sans Fallback'" style:font-family-generic="swiss" style:font-pitch="variable"/>
    <style:font-face style:name="FreeMono" svg:font-family="FreeMono" style:font-family-generic="modern" style:font-pitch="fixed"/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43:14.161781587</meta:creation-date>
    <dc:date>2023-09-29T20:46:51.200261524</dc:date>
    <meta:editing-duration>PT36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740" meta:character-count="4676" meta:non-whitespace-character-count="3964"/>
  </office:meta>
</office:document-meta>
</file>